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3051cc"/>
    </style:style>
    <style:style style:name="P2" style:family="paragraph" style:parent-style-name="Heading_20_3">
      <style:paragraph-properties fo:margin-top="0cm" fo:margin-bottom="0.25cm" loext:contextual-spacing="false"/>
      <style:text-properties officeooo:rsid="00375cba" officeooo:paragraph-rsid="00375cba"/>
    </style:style>
    <style:style style:name="P3" style:family="paragraph" style:parent-style-name="Heading_20_3">
      <style:paragraph-properties fo:margin-top="0.25cm" fo:margin-bottom="0cm" loext:contextual-spacing="false"/>
    </style:style>
    <style:style style:name="P4" style:family="paragraph" style:parent-style-name="Text_20_body">
      <style:text-properties officeooo:rsid="00375cba" officeooo:paragraph-rsid="00375cba"/>
    </style:style>
    <style:style style:name="P5" style:family="paragraph" style:parent-style-name="Text_20_body">
      <style:text-properties officeooo:rsid="00375cba" officeooo:paragraph-rsid="0039418b"/>
    </style:style>
    <style:style style:name="P6" style:family="paragraph" style:parent-style-name="Heading_20_1" style:master-page-name="Right_20_Page">
      <style:paragraph-properties style:page-number="auto"/>
      <style:text-properties officeooo:rsid="00375cba" officeooo:paragraph-rsid="00375cba"/>
    </style:style>
    <style:style style:name="P7" style:family="paragraph" style:parent-style-name="Heading_20_3">
      <style:paragraph-properties fo:margin-top="0.25cm" fo:margin-bottom="0.25cm" loext:contextual-spacing="false"/>
    </style:style>
    <style:style style:name="P8" style:family="paragraph" style:parent-style-name="Heading_20_3">
      <style:paragraph-properties fo:margin-top="0cm" fo:margin-bottom="0.101cm" loext:contextual-spacing="false"/>
    </style:style>
    <style:style style:name="P9" style:family="paragraph" style:parent-style-name="Heading_20_3">
      <style:paragraph-properties fo:margin-top="0.25cm" fo:margin-bottom="0.101cm" loext:contextual-spacing="false"/>
    </style:style>
    <style:style style:name="T1" style:family="text">
      <style:text-properties officeooo:rsid="00375cba"/>
    </style:style>
    <style:style style:name="T2" style:family="text">
      <style:text-properties officeooo:rsid="003941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atisfied</text:h>
      <text:p text:style-name="P1">(<text:span text:style-name="T1">Jewel</text:span>)</text:p>
      <text:p text:style-name="P2">[INTRO]</text:p>
      <text:p text:style-name="P4">C G6 C G</text:p>
      <text:p text:style-name="P3">[VERSE 1]</text:p>
      <text:p text:style-name="P4"><text:s text:c="7"/>F <text:s text:c="24"/>C</text:p>
      <text:p text:style-name="P4">If you love somebody, You better let it out</text:p>
      <text:p text:style-name="P4"><text:s text:c="6"/>F <text:s text:c="34"/>G</text:p>
      <text:p text:style-name="P4">Don't hold it back while you're trying to figure it out</text:p>
      <text:p text:style-name="P4"><text:s text:c="9"/>Am <text:s text:c="14"/>C</text:p>
      <text:p text:style-name="P4">Don't be timid Don't be afraid to hurt</text:p>
      <text:p text:style-name="P4"><text:s text:c="15"/>F <text:s text:c="20"/>G</text:p>
      <text:p text:style-name="P4">Run toward the flame, run toward the fire</text:p>
      <text:p text:style-name="P4"><text:s text:c="12"/>C</text:p>
      <text:p text:style-name="P4">And Hold on for all you’re worth</text:p>
      <text:p text:style-name="P4"><text:s text:c="8"/>F <text:s text:c="34"/>C</text:p>
      <text:p text:style-name="P4">Cause the only real thing A heart can never know</text:p>
      <text:p text:style-name="P4"><text:s text:c="10"/>F</text:p>
      <text:p text:style-name="P4">Is the sorrow of regret</text:p>
      <text:p text:style-name="P4"><text:s text:c="15"/>G</text:p>
      <text:p text:style-name="P4">When you don't let your feelings show</text:p>
      <text:p text:style-name="P3">[CHORUS]</text:p>
      <text:p text:style-name="P4"><text:s text:c="11"/>C <text:s text:c="14"/><text:span text:style-name="T2">E</text:span></text:p>
      <text:p text:style-name="P4">So did you say it, <text:span text:style-name="T2">d</text:span>id you mean it</text:p>
      <text:p text:style-name="P4"><text:s text:c="9"/>Am <text:s text:c="24"/>Em</text:p>
      <text:p text:style-name="P4">Did you lay it on the line, did you make it count</text:p>
      <text:p text:style-name="P4"><text:s text:c="8"/>F <text:s text:c="31"/>Dm</text:p>
      <text:p text:style-name="P4">Did you look 'em in the eye and did they feel it</text:p>
      <text:p text:style-name="P4"><text:s text:c="8"/>G7 <text:s text:c="26"/>G</text:p>
      <text:p text:style-name="P4">Did you say in time, <text:span text:style-name="T2">d</text:span>id you say out loud?</text:p>
      <text:p text:style-name="P4"><text:s text:c="13"/>Am <text:s text:c="16"/>Em</text:p>
      <text:p text:style-name="P4">Cause if you did, <text:span text:style-name="T2">h</text:span>un, <text:span text:style-name="T2">t</text:span>hen you lived some</text:p>
      <text:p text:style-name="P5"><text:s text:c="9"/>F <text:s text:c="16"/>G7 <text:s text:c="14"/>C <text:s text:c="8"/>G</text:p>
      <text:p text:style-name="P5">And that feeling inside... <text:s text:c="3"/>That's called satisfied</text:p>
      <text:p text:style-name="P4"/>
      <text:p text:style-name="P4"/>
      <text:p text:style-name="P8"><text:soft-page-break/>[VERSE 2]</text:p>
      <text:p text:style-name="P4"><text:s text:c="12"/>F <text:s text:c="26"/>C</text:p>
      <text:p text:style-name="P4">Busy people walkin' by I can't help but worry some</text:p>
      <text:p text:style-name="P4"><text:s text:c="8"/>F <text:s text:c="21"/>G</text:p>
      <text:p text:style-name="P4">So many things to do So little love gets done</text:p>
      <text:p text:style-name="P4"><text:s text:c="13"/>Am <text:s text:c="21"/>C</text:p>
      <text:p text:style-name="P4">Empty hearts everywhere Drowning but dying of thirst</text:p>
      <text:p text:style-name="P4"><text:s text:c="11"/>F <text:s text:c="18"/>G</text:p>
      <text:p text:style-name="P4">If we want love, it's not that tough</text:p>
      <text:p text:style-name="P4"><text:s text:c="9"/>C</text:p>
      <text:p text:style-name="P4">Start by giving it first</text:p>
      <text:p text:style-name="P4"><text:s text:c="5"/>F <text:s text:c="26"/>C</text:p>
      <text:p text:style-name="P4">It's easy to give Baby can't you see</text:p>
      <text:p text:style-name="P4"><text:s text:c="8"/>F</text:p>
      <text:p text:style-name="P4">Just close your eyes, open your heart</text:p>
      <text:p text:style-name="P4"><text:s text:c="4"/>G</text:p>
      <text:p text:style-name="P4">And do what comes naturally</text:p>
      <text:p text:style-name="P9">[CHORUS]</text:p>
      <text:p text:style-name="P5"><text:s text:c="11"/>C <text:s text:c="14"/><text:span text:style-name="T2">E</text:span></text:p>
      <text:p text:style-name="P5">So did you say it, <text:span text:style-name="T2">d</text:span>id you mean it</text:p>
      <text:p text:style-name="P5"><text:s text:c="9"/>Am <text:s text:c="24"/>Em</text:p>
      <text:p text:style-name="P5">Did you lay it on the line, did you make it count</text:p>
      <text:p text:style-name="P5"><text:s text:c="8"/>F <text:s text:c="31"/>Dm</text:p>
      <text:p text:style-name="P5">Did you look 'em in the eye and did they feel it</text:p>
      <text:p text:style-name="P5"><text:s text:c="8"/>G7 <text:s text:c="26"/>G</text:p>
      <text:p text:style-name="P5">Did you say in time, <text:span text:style-name="T2">d</text:span>id you say out loud?</text:p>
      <text:p text:style-name="P5"><text:s text:c="13"/>Am <text:s text:c="16"/>Em</text:p>
      <text:p text:style-name="P5">Cause if you did, <text:span text:style-name="T2">h</text:span>un, <text:span text:style-name="T2">t</text:span>hen you lived some</text:p>
      <text:p text:style-name="P5"><text:s text:c="9"/>F <text:s text:c="16"/>G7 <text:s text:c="14"/>C <text:s text:c="8"/>G</text:p>
      <text:p text:style-name="P5">And that feeling inside... <text:s text:c="3"/>That's called satisfied</text:p>
      <text:p text:style-name="P7">[BRIDGE]</text:p>
      <text:p text:style-name="P4">F</text:p>
      <text:p text:style-name="P4">Horses were built to run</text:p>
      <text:p text:style-name="P4"><text:s text:c="4"/>C</text:p>
      <text:p text:style-name="P4">the sun was meant to shine above</text:p>
      <text:p text:style-name="P4">Em <text:s text:c="33"/>G</text:p>
      <text:p text:style-name="P4">Flowers were made to bloom And then there's us</text:p>
      <text:p text:style-name="P4"><text:soft-page-break/><text:s text:c="8"/>Am <text:s text:c="5"/><text:span text:style-name="T2">E <text:s text:c="4"/></text:span>C</text:p>
      <text:p text:style-name="P4">We were born... To... <text:span text:style-name="T2">L</text:span>ove</text:p>
      <text:p text:style-name="P5"><text:s text:c="8"/>Am <text:s text:c="5"/><text:span text:style-name="T2">E <text:s text:c="4"/>F</text:span></text:p>
      <text:p text:style-name="P5">We were born... To... <text:span text:style-name="T2">L</text:span>ove</text:p>
      <text:p text:style-name="P5"><text:s text:c="11"/>F <text:s text:c="14"/>G</text:p>
      <text:p text:style-name="P4">So did you say it, <text:span text:style-name="T2">d</text:span>id you mean it</text:p>
      <text:p text:style-name="P4"><text:s text:c="8"/>Am <text:s text:c="15"/>D9</text:p>
      <text:p text:style-name="P4">Did you lay it all on the line</text:p>
      <text:p text:style-name="P4"><text:s text:c="8"/>D <text:s text:c="14"/>A</text:p>
      <text:p text:style-name="P4">Did you say it, Did you mean it?</text:p>
      <text:p text:style-name="P4"><text:s text:c="8"/>Bm <text:s text:c="24"/>F#m</text:p>
      <text:p text:style-name="P4">Did you lay it on the line did you make it count</text:p>
      <text:p text:style-name="P4"><text:s text:c="8"/>G <text:s text:c="30"/>Em</text:p>
      <text:p text:style-name="P4">Did you look 'em in the eye and did you feel it</text:p>
      <text:p text:style-name="P4"><text:s text:c="15"/>A</text:p>
      <text:p text:style-name="P4">Did you say in time</text:p>
      <text:p text:style-name="P4"><text:s text:c="16"/>A7</text:p>
      <text:p text:style-name="P4">Did you say out loud... </text:p>
      <text:p text:style-name="P5"><text:s text:c="13"/>Bm <text:s text:c="21"/>F#m</text:p>
      <text:p text:style-name="P5">Cause if you did, Hun, <text:span text:style-name="T2">w</text:span>ell then you lived some</text:p>
      <text:p text:style-name="P4"><text:s text:c="15"/>Em <text:s text:c="9"/>A</text:p>
      <text:p text:style-name="P4">And that feeling inside</text:p>
      <text:p text:style-name="P4"><text:s text:c="18"/>D <text:s text:c="2"/>A</text:p>
      <text:p text:style-name="P4">That's called satisfied</text:p>
      <text:p text:style-name="Heading_20_3">[OUTRO]</text:p>
      <text:p text:style-name="P4"><text:s text:c="18"/>D <text:s text:c="2"/>A</text:p>
      <text:p text:style-name="P4">That's called satisfi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39M57S</meta:editing-duration>
    <meta:editing-cycles>40</meta:editing-cycles>
    <meta:generator>LibreOffice/5.2.7.2$Linux_X86_64 LibreOffice_project/20m0$Build-2</meta:generator>
    <dc:title>Lyrics + Chords</dc:title>
    <dc:date>2018-01-24T19:00:23.287842154</dc:date>
    <meta:print-date>2017-04-03T12:23:29.985893000</meta:print-date>
    <meta:document-statistic meta:table-count="0" meta:image-count="0" meta:object-count="0" meta:page-count="3" meta:paragraph-count="98" meta:word-count="453" meta:character-count="3042" meta:non-whitespace-character-count="153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